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Preformatted_20_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Preformatted_20_Text"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Preformatted_20_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4" style:family="text">
      <style:text-properties fo:color="#000000" style:font-name="Monospace" style:font-name-asian="Monospace" style:font-name-complex="Monospace"/>
    </style:style>
    <style:style style:name="T5" style:family="text">
      <style:text-properties fo:color="#000000" style:font-name="Monospace" fo:font-weight="normal" style:font-name-asian="Monospace" style:font-weight-asian="normal" style:font-name-complex="Monospace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3f7f5f"/>
    </style:style>
    <style:style style:name="T8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3f7f5f" fo:font-weight="normal" style:font-weight-asian="normal" style:font-weight-complex="normal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T11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005032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3" style:family="text">
      <style:text-properties fo:color="#0000c0"/>
    </style:style>
    <style:style style:name="T14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0000c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2a00ff"/>
    </style:style>
    <style:style style:name="T18" style:family="text">
      <style:text-properties fo:color="#2a00ff" fo:font-weight="normal" style:font-weight-asian="normal" style:font-weight-complex="normal"/>
    </style:style>
    <style:style style:name="T19" style:family="text">
      <style:text-properties fo:color="#2a00ff" style:text-underline-style="solid" style:text-underline-width="auto" style:text-underline-color="font-color"/>
    </style:style>
    <style:style style:name="T20" style:family="text">
      <style:text-properties fo:color="#2a00f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3" style:family="text">
      <style:text-properties fo:color="#800000" style:font-name="Monospace" fo:font-weight="bold" style:font-name-asian="Monospace" style:font-weight-asian="bold" style:font-name-complex="Monospace" style:font-weight-complex="bold"/>
    </style:style>
    <style:style style:name="T24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5" style:family="text">
      <style:text-properties style:font-name="Monospace" fo:font-weight="bold" style:font-name-asian="Monospace" style:font-weight-asian="bold" style:font-name-complex="Monospace" style:font-weight-complex="bold"/>
    </style:style>
    <style:style style:name="T26" style:family="text">
      <style:text-properties style:font-name="Monospace" fo:font-weight="normal" style:font-name-asian="Monospace" style:font-weight-asian="normal" style:font-name-complex="Monospace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TSP服务器搭建流程</text:p>
      <text:p text:style-name="Preformatted_20_Text"/>
      <text:p text:style-name="Preformatted_20_Text"><text:span text:style-name="T8">rtspservice.cpp</text:span><text:span text:style-name="T2">文件</text:span>主函数中：</text:p>
      <text:p text:style-name="Preformatted_20_Text">1.<text:span text:style-name="T4">在主函数中调</text:span>用<text:span text:style-name="T2">tcp_listen 函数，创建指定端口的TCP套接字，把属性设置成非阻塞，并监听。</text:span></text:p>
      <text:p text:style-name="P5">2.调用 ScheduleInit ，初始化schedule_list 队列，创建任务处理调度线程schedule_do。</text:p>
      <text:p text:style-name="Preformatted_20_Text"><text:span text:style-name="T2"><text:tab/>在schedule_do线程中处理流程为打开指定.264文件，然后下列处于循环中：如果全局变量g_s32DoPlay大于零则读取数据，找出文件的nalu单元数据，其中g_s32DoPlay的值在添加客户端时就在调用RTSP_setup时自减，在调用RTSP_teardown时自增。然后调用</text:span><text:span text:style-name="T8">RtpSend</text:span><text:span text:style-name="T2">向正在播放的有效队列客户端发送数据。如果添加RTCP，那么就在此处添加对RTCP处理的函数。</text:span></text:p>
      <text:p text:style-name="P5">3.在主循环中调用EventLoop等待客户端连接，如果连接，则调用AddClient向静态变量pRtspList链表中增加一个客户端。并且调用ScheduleConnections对链表中已经存在的客户端进行相应处理。这个过程在循环中一直进行。</text:p>
      <text:p text:style-name="P5"/>
      <text:p text:style-name="P5"/>
      <text:p text:style-name="P5">ScheduleConnections函数是对已经存在的客户端进行处理，流程如下：</text:p>
      <text:p text:style-name="P5">如果pRtspList链表非空，则调用RtspServer对链表中元素进行处理，如果返回参数正常，则对链表下一个元素进行处理。如果处理出错，则释放链表占有的资源，并且g_s32DoPlay--。</text:p>
      <text:p text:style-name="P5"/>
      <text:p text:style-name="P5"/>
      <text:p text:style-name="P5">RtspServer函数为对每一个所连接的客户端进行命令解析处理：</text:p>
      <text:p text:style-name="Preformatted_20_Text"><text:span text:style-name="T2">用select判断TCP端口是否有数据读取，是则调用</text:span><text:span text:style-name="T11">tcp_read</text:span><text:span text:style-name="T2">读取数据，并且获取客户端地址信息，存入pRtsp-&gt;</text:span><text:span text:style-name="T14">stClientAddr</text:span><text:span text:style-name="T2">；然后把收取数据存入链表-&gt;</text:span><text:span text:style-name="T14">in_buffer</text:span><text:span text:style-name="T2">中；</text:span></text:p>
      <text:p text:style-name="P5">调用RTSP_handler对链表中的数据进行处理；</text:p>
      <text:p text:style-name="P7"><text:span text:style-name="T1">如果rtsp-&gt;</text:span><text:span text:style-name="T13">out_size</text:span><text:span text:style-name="T1">&gt;0，则把发送缓存区中的消息发送给客户端，这是服务器处理完成对应命令之后给客户端的响应。</text:span></text:p>
      <text:p text:style-name="Preformatted_20_Text"><text:span text:style-name="T1">如果增加RTCP控制，那么在此处</text:span><text:span text:style-name="T4">还得</text:span><text:span text:style-name="T1">增加接收客户端rtcp端口的数据，放在对应的缓存中，然后在schedule_do线程对其进行处理。</text:span></text:p>
      <text:p text:style-name="P5"/>
      <text:p text:style-name="P5"/>
      <text:p text:style-name="P5">RTSP_handler为对接收的数据进行处理函数：</text:p>
      <text:p text:style-name="P7"><text:span text:style-name="T1">通过判断pRtspBuf-&gt;</text:span><text:span text:style-name="T13">in_size</text:span><text:span text:style-name="T1">是否为零，来判断接收缓存中是否有消息，如果有则：</text:span></text:p>
      <text:p text:style-name="P5">a，调用RTSP_validate_method把处理命令解析出来；b，调用RTSP_state_machine消息处理状态机，按照对应命令来进行相关处理；处理完成之后，调用RTSP_discard_msg把缓存区中首个命令删除。如果还有命令则继续处理。</text:p>
      <text:p text:style-name="P5"/>
      <text:p text:style-name="P5">主线程在main、EventLoop和ScheduleConnections处循环，直到有客户端，再加上RtspServer处；直到有请求接收，调用RTSP_handler对其处理。</text:p>
      <text:p text:style-name="P5">schedule_do线程就按需要读取264文件，然后发送RTP数据。</text:p>
      <text:p text:style-name="P5"/>
      <text:p text:style-name="P5"/>
      <text:p text:style-name="P5">客户端发送的消息格式为：</text:p>
      <text:p text:style-name="P5">CMD rtsp://IP:port/file.264 RTSP/1.0 \r\n</text:p>
      <text:p text:style-name="P5">Cseq: 2\r\n</text:p>
      <text:p text:style-name="P5">User-Agent: LibVLC/1.1.8 (LIVE555 Streaming Media v2011.01.06)\r\n</text:p>
      <text:p text:style-name="P5">\r\n</text:p>
      <text:p text:style-name="P5"/>
      <text:p text:style-name="P5">注：CMD 为客户端命令具体有 OPTIONS DESCRIBE SETUP PLAY TEARDOWN;</text:p>
      <text:p text:style-name="P5"><text:tab/>消息以两个回车换行符 \r\n 结束</text:p>
      <text:p text:style-name="P5"/>
      <text:p text:style-name="P5"/>
      <text:p text:style-name="P5">RTSP_state_machine 为RTSP服务器状态机</text:p>
      <text:p text:style-name="Preformatted_20_Text"><text:span text:style-name="T1">先判断RTSP_session的-&gt;</text:span><text:span text:style-name="T13">cur_state</text:span><text:span text:style-name="T1">判断当前所处的状态，INIT_STATE表示初始态，在初始化之后为此状态；READY_STATE表示准备好状态，客户端发送setup命令之后，服务器变成此状态；</text:span><text:span text:style-name="T2">PLAY_STATE表示播放状态，当客户端发送play命令之后，服务器变成此状态。</text:span></text:p>
      <text:p text:style-name="P5"/>
      <text:p text:style-name="P5">现在对于vlc命令按顺序来介绍：</text:p>
      <text:p text:style-name="Preformatted_20_Text">vlc首先发送<text:span text:style-name="T23">OPTIONS</text:span>请求：</text:p>
      <text:p text:style-name="P5">OPTIONS rtsp://192.168.245.96:6880/test.264 RTSP/1.0 </text:p>
      <text:p text:style-name="P5">CSeq: 2 </text:p>
      <text:p text:style-name="P5">User-Agent: LibVLC/1.1.8 (LIVE555 Streaming Media v2011.01.06)</text:p>
      <text:p text:style-name="P5"/>
      <text:p text:style-name="Preformatted_20_Text"><text:span text:style-name="T2">此时服务器处于INIT_STATE状态，然后调用RTSP_options，继而调用</text:span><text:span text:style-name="T3">send_options_reply，</text:span><text:span text:style-name="T2">服务器</text:span><text:soft-page-break/><text:span text:style-name="T2">发回响应即可，不需要其它处理：</text:span></text:p>
      <text:p text:style-name="P5">RTSP/1.0 200 OK </text:p>
      <text:p text:style-name="P5">CSeq: 2 </text:p>
      <text:p text:style-name="P5">Public: OPTIONS,DESCRIBE,SETUP,PLAY,PAUSE,TEARDOWN</text:p>
      <text:p text:style-name="P5"/>
      <text:p text:style-name="P5">注意：当服务器正常响应时，第一行都是这种格式；</text:p>
      <text:p text:style-name="P5"><text:tab/>Cseq返回的值必须与接收的值相等，客户端以此来判断它所响应的请求，那么服务器需要把该值解析出来发送回去。</text:p>
      <text:p text:style-name="P5"/>
      <text:p text:style-name="Preformatted_20_Text">当vlc受到正确的OPTIONS响应，就发送<text:span text:style-name="T23">DESCRIBE </text:span>请求：</text:p>
      <text:p text:style-name="P5">DESCRIBE rtsp://192.168.245.96:6880/test.264 RTSP/1.0 </text:p>
      <text:p text:style-name="P5">CSeq: 3 </text:p>
      <text:p text:style-name="P5">User-Agent: LibVLC/1.1.8 (LIVE555 Streaming Media v2011.01.06) </text:p>
      <text:p text:style-name="P5">Accept: application/sdp</text:p>
      <text:p text:style-name="P5"/>
      <text:p text:style-name="P5">注：Accept: application/sdp表示vlc接收的视频描述信息格式为SDP</text:p>
      <text:p text:style-name="P5"/>
      <text:p text:style-name="P5">注：服务器在<text:span text:style-name="T25">GetSdpDescr</text:span><text:span text:style-name="T26">函数中调用ioctl函数获取本机IP地址，对于不同的机子得修改网卡设备名，</text:span></text:p>
      <text:p text:style-name="P5"><text:span text:style-name="T26"><text:tab/>在</text:span><text:span text:style-name="T25">rtpCreate</text:span><text:span text:style-name="T26">函数中同样如此，不然运行得出错。</text:span></text:p>
      <text:p text:style-name="P5"><text:span text:style-name="T26"/></text:p>
      <text:p text:style-name="P5">服务器调用<text:span text:style-name="T16">RTSP_describe进行处理：</text:span></text:p>
      <text:p text:style-name="P6">调用ParseUrl对接收到的URL解析出IP，port 和object即文件名；</text:p>
      <text:p text:style-name="P6">获取CSeq 值；</text:p>
      <text:p text:style-name="P6">调用GetSdpDescr获取SDP参数，SDP参数介绍格式如下：</text:p>
      <text:p text:style-name="P1"><text:span text:style-name="T18">"v=0\r\n"</text:span><text:span text:style-name="T16"><text:tab/></text:span><text:span text:style-name="T9">//版本信息</text:span></text:p>
      <text:p text:style-name="P2"><text:span text:style-name="T17">"o=- %s %s IN IP4 %s\r\n"</text:span><text:span text:style-name="T1"> </text:span><text:span text:style-name="T7">//&lt;用户名&gt;&lt;会话id&gt;&lt;版本&gt;//&lt;网络类型&gt;&lt;地址类型&gt;&lt;地址&gt;</text:span></text:p>
      <text:p text:style-name="P2"><text:span text:style-name="T17">"c=IN IP4 0.0.0.0\r\n"</text:span><text:span text:style-name="T1"><text:tab/><text:tab/></text:span><text:span text:style-name="T7">//c=&lt;网络信息&gt;&lt;地址信息&gt;&lt;连接地址&gt;对ip4为0.0.0.0</text:span></text:p>
      <text:p text:style-name="P2"><text:span text:style-name="T17">"s=RTSP Session\r\n"</text:span><text:span text:style-name="T1"><text:tab/><text:tab/></text:span><text:span text:style-name="T7">//会话名session id</text:span></text:p>
      <text:p text:style-name="P3">"i=%s\r\n"<text:tab/><text:tab/>//会话信息</text:p>
      <text:p text:style-name="P2"><text:span text:style-name="T17">"t=0 0\r\n"</text:span><text:span text:style-name="T1"><text:tab/><text:tab/></text:span><text:span text:style-name="T7">//&lt;开始时间&gt;&lt;结束时间&gt;</text:span></text:p>
      <text:p text:style-name="P2"><text:span text:style-name="T17">"m=video %s RTP/AVP 96\r\n"</text:span><text:span text:style-name="T1"><text:tab/></text:span><text:span text:style-name="T7">//&lt;媒体格式&gt;&lt;指定客户端端口&gt;&lt;传送&gt;&lt;格式列表,即媒体净荷类型&gt; m=video <text:tab/>5858 RTP/AVP 96</text:span></text:p>
      <text:p text:style-name="P2"><text:span text:style-name="T17">"a=</text:span><text:span text:style-name="T19">rtpmap</text:span><text:span text:style-name="T17">:96 %s/90000\r\n\r\n"</text:span><text:span text:style-name="T1">;<text:tab/><text:tab/></text:span><text:span text:style-name="T7">//a=</text:span><text:span text:style-name="T10">rtpmap</text:span><text:span text:style-name="T7">:&lt;净荷类型&gt;&lt;编码名&gt;/&lt;时钟速率&gt; <text:tab/><text:tab/>a=</text:span><text:span text:style-name="T10">rtpmap</text:span><text:span text:style-name="T7">:96 H264/90000</text:span></text:p>
      <text:p text:style-name="P6"/>
      <text:p text:style-name="P6">最后调用SendDescribeReply发回响应，格式为</text:p>
      <text:p text:style-name="P6">**消息头**\r\n\r\n</text:p>
      <text:p text:style-name="P6">**消息体（SDP信息）**\r\n\r\n</text:p>
      <text:p text:style-name="P6"/>
      <text:p text:style-name="P6">本例子响应消息为：</text:p>
      <text:p text:style-name="P6">RTSP/1.0 200 OK </text:p>
      <text:p text:style-name="P6">CSeq: 3 </text:p>
      <text:p text:style-name="P6">Server: sunshine/1.11 </text:p>
      <text:p text:style-name="P6">Date: Fri, 22 Jul 2011 07:06:14 GMT </text:p>
      <text:p text:style-name="P6">Content-Type: application/sdp </text:p>
      <text:p text:style-name="P6">Content-Base: rtsp://192.168.245.96/test.264/ </text:p>
      <text:p text:style-name="P6">Content-Length: 143 </text:p>
      <text:p text:style-name="P6"/>
      <text:p text:style-name="P6">v=0 </text:p>
      <text:p text:style-name="P6">o=- 3520307046 3520307046 IN IP4 192.168.245.96 </text:p>
      <text:p text:style-name="P6">c=IN IP4 0.0.0.0 </text:p>
      <text:p text:style-name="P6">s=RTSP Session </text:p>
      <text:p text:style-name="P6">t=0 0 </text:p>
      <text:p text:style-name="P6">m=video 0 RTP/AVP 96 </text:p>
      <text:p text:style-name="P6">a=rtpmap:96 H264/90000</text:p>
      <text:p text:style-name="P6"/>
      <text:p text:style-name="P6">注：Content-Length:表示消息体SDP的长度为必须要的参数；</text:p>
      <text:p text:style-name="P6"/>
      <text:p text:style-name="Preformatted_20_Text">vlc收到DESCRIBE响应之后就发出<text:span text:style-name="T23">SETUP</text:span>命令：</text:p>
      <text:p text:style-name="P6">SETUP rtsp://192.168.245.96/test.264/ RTSP/1.0 </text:p>
      <text:p text:style-name="P6">CSeq: 4 </text:p>
      <text:p text:style-name="P6">User-Agent: LibVLC/1.1.8 (LIVE555 Streaming Media v2011.01.06) </text:p>
      <text:p text:style-name="P6"><text:soft-page-break/>Transport: RTP/AVP;unicast;client_port=2450-2451</text:p>
      <text:p text:style-name="P6"/>
      <text:p text:style-name="P6">其中Transport: RTP/AVP;unicast;client_port=2450-2451表示客户端利用RTP发送视频流，单播，vlc客户端RTP数据流接收端口为2450，RTCP接收端口为2451。并且传输协议有 RTP/AVP (RTP)和 RTP/AVP/TCP <text:s/>(TCP)两种方式，那么服务器需要对两种方式进行不同处理。</text:p>
      <text:p text:style-name="P6"/>
      <text:p text:style-name="P6">服务器对SETUP命令的处理函数是RTSP_setup</text:p>
      <text:p text:style-name="P6">首先是解析出有用信息CSeq的值和Transport参数；</text:p>
      <text:p text:style-name="Preformatted_20_Text"><text:span text:style-name="T6">然后检查</text:span><text:span text:style-name="T1">pRtsp-&gt;</text:span><text:span text:style-name="T13">session_list和</text:span><text:span text:style-name="T1">pRtsp-&gt;</text:span><text:span text:style-name="T13">session_list</text:span><text:span text:style-name="T3">-&gt;</text:span><text:span text:style-name="T15">rtp_session</text:span><text:span text:style-name="T6">是否为空，当连接首个客户端时就为空，然后为它们分配出对应大小的空间</text:span><text:span text:style-name="T5">；不为空时，向</text:span><text:span text:style-name="T15">session_list</text:span><text:span text:style-name="T3">-&gt;</text:span><text:span text:style-name="T15">rtp_session</text:span><text:span text:style-name="T3">链表中添加一个rtp_session回话，并为链表的next分配出</text:span><text:span text:style-name="T12">RTP_session大小的空间</text:span><text:span text:style-name="T3">。</text:span></text:p>
      <text:p text:style-name="Preformatted_20_Text"><text:span text:style-name="T3">然而对于本例程，一个客户端对应</text:span><text:span text:style-name="T15">session_list </text:span><text:span text:style-name="T3">链表的一个RTSP_session成员，而RTP_session成员只有一个，当增加客户端时增加一个RTSP_session成员，继而RTSP_session成员中增加一个RTP_session成员。</text:span></text:p>
      <text:p text:style-name="P6"/>
      <text:p text:style-name="Preformatted_20_Text"><text:span text:style-name="T3">然后解析出</text:span><text:span text:style-name="T20">client_port </text:span><text:span text:style-name="T3">vlc播放器参数RTP和RTCP接收端口，调用</text:span><text:span text:style-name="T3">RtpCreate</text:span><text:span text:style-name="T3">()，创建RTP发送接口，返回值放在</text:span><text:span text:style-name="T3">pRtsp-&gt;</text:span><text:span text:style-name="T15">session_list</text:span><text:span text:style-name="T3">-&gt;</text:span><text:span text:style-name="T15">rtp_session</text:span><text:span text:style-name="T3">-&gt;</text:span><text:span text:style-name="T15">hndRtp</text:span><text:span text:style-name="T3">中，并且把</text:span><text:span text:style-name="T3">pRtsp-&gt;</text:span><text:span text:style-name="T15">session_list</text:span><text:span text:style-name="T3">-&gt;</text:span><text:span text:style-name="T15">rtp_session</text:span><text:span text:style-name="T3">-&gt;</text:span><text:span text:style-name="T15">transport</text:span><text:span text:style-name="T3">-&gt;</text:span><text:span text:style-name="T15">pause</text:span><text:span text:style-name="T3">置位，使schedule_do 线程也处于等待状态，直到客户端发送PLAY，再清零播放。</text:span></text:p>
      <text:p text:style-name="P6">如果需要RTCP控制，则可以在此处添加收发创建RTCP控制流套接字.</text:p>
      <text:p text:style-name="Preformatted_20_Text"><text:span text:style-name="T3">调用</text:span><text:span text:style-name="T3">RTP_get_port_pair</text:span><text:span text:style-name="T3">();把服务器端口存放在</text:span><text:span text:style-name="T15">rtp_session</text:span><text:span text:style-name="T3">-&gt;</text:span><text:span text:style-name="T15">transport.u</text:span><text:span text:style-name="T3">.</text:span><text:span text:style-name="T15">udp</text:span><text:span text:style-name="T3">.</text:span><text:span text:style-name="T15">ser_ports</text:span><text:span text:style-name="T3">中。</text:span></text:p>
      <text:p text:style-name="Preformatted_20_Text"><text:span text:style-name="T16">调用</text:span><text:span text:style-name="T21">schedule_add</text:span><text:span text:style-name="T22">(</text:span><text:span text:style-name="T15">rtp_session</text:span><text:span text:style-name="T22">)把 </text:span><text:span text:style-name="T15">rtp</text:span><text:span text:style-name="T3">会话添加进入</text:span><text:span text:style-name="T15">schedule</text:span><text:span text:style-name="T3">队列中，并且设置播放动作</text:span><text:span text:style-name="T3">sched[i].</text:span><text:span text:style-name="T15">play_action</text:span><text:span text:style-name="T3">=RtpSend</text:span><text:span text:style-name="T3">，使schedule_do 线程能够对其调度发送RTP数据。</text:span></text:p>
      <text:p text:style-name="Preformatted_20_Text"><text:span text:style-name="T3">如果客户端发送了</text:span><text:span text:style-name="T20">Session</text:span><text:span text:style-name="T3">参数则解析出，如果没有则随机生成一个ID号，存放在</text:span><text:span text:style-name="T3">pRtsp-&gt;</text:span><text:span text:style-name="T15">session_list</text:span><text:span text:style-name="T3">-&gt;</text:span><text:span text:style-name="T15">session_id</text:span><text:span text:style-name="T3">中。</text:span></text:p>
      <text:p text:style-name="Preformatted_20_Text"><text:span text:style-name="T3">最后调用</text:span><text:span text:style-name="T3">send_setup_reply</text:span><text:span text:style-name="T3"> 向客户端缓存区发送响应，本例子如下：</text:span></text:p>
      <text:p text:style-name="P6">RTSP/1.0 200 OK </text:p>
      <text:p text:style-name="P6">CSeq: 4 </text:p>
      <text:p text:style-name="P6">Server: sunshine/1.11 </text:p>
      <text:p text:style-name="P6">Date: Fri, 22 Jul 2011 07:59:50 GMT </text:p>
      <text:p text:style-name="P6">Session: 17618 </text:p>
      <text:p text:style-name="P6">Transport: RTP/AVP;unicast;client_port=2450-2451;destination=192.168.245.65;source=192.168.245.96;server_port=5004-5005</text:p>
      <text:p text:style-name="P6"/>
      <text:p text:style-name="P6"/>
      <text:p text:style-name="Preformatted_20_Text"><text:span text:style-name="T3">在客户端受到SETUP响应之后就发送</text:span><text:span text:style-name="T24">PLAY</text:span><text:span text:style-name="T3">命令：</text:span></text:p>
      <text:p text:style-name="P6">PLAY rtsp://192.168.245.96/test.264/ RTSP/1.0 </text:p>
      <text:p text:style-name="P6">CSeq: 5 </text:p>
      <text:p text:style-name="P6">User-Agent: LibVLC/1.1.8 (LIVE555 Streaming Media v2011.01.06) </text:p>
      <text:p text:style-name="P6">Session: 17618 </text:p>
      <text:p text:style-name="P6">Range: npt=0.000-</text:p>
      <text:p text:style-name="P6"/>
      <text:p text:style-name="P6">注：npt=0.000- 表示播放时间为开始到结束</text:p>
      <text:p text:style-name="P6"/>
      <text:p text:style-name="P6">服务器受到PLAY命令之后：</text:p>
      <text:p text:style-name="P6">首先解析出CSeq和Session对应的值；</text:p>
      <text:p text:style-name="Preformatted_20_Text"><text:span text:style-name="T3">然后调用</text:span><text:span text:style-name="T3">schedule_start</text:span><text:span text:style-name="T3">播放对应</text:span><text:span text:style-name="T3">RTSP_session</text:span><text:span text:style-name="T3">中的</text:span><text:span text:style-name="T15">rtp_session</text:span><text:span text:style-name="T3">。具体实现是：把对应</text:span><text:span text:style-name="T3">sched[id].</text:span><text:span text:style-name="T15">rtp_session</text:span><text:span text:style-name="T3">-&gt;</text:span><text:span text:style-name="T15">pause</text:span><text:span text:style-name="T3">=0</text:span><text:span text:style-name="T15">,</text:span><text:span text:style-name="T3">sched[id].</text:span><text:span text:style-name="T15">rtp_session</text:span><text:span text:style-name="T3">-&gt;</text:span><text:span text:style-name="T15">started</text:span><text:span text:style-name="T3">=1,g_s32DoPlay++;</text:span></text:p>
      <text:p text:style-name="P6">这些参数正是在schedule_do线程中需要的参数。</text:p>
      <text:p text:style-name="Preformatted_20_Text"><text:span text:style-name="T3">最后调用</text:span><text:span text:style-name="T3">send_play_reply</text:span><text:span text:style-name="T3">发送客户端的响应回复：</text:span></text:p>
      <text:p text:style-name="P6">RTSP/1.0 200 OK </text:p>
      <text:p text:style-name="P6">CSeq: 5 </text:p>
      <text:p text:style-name="P6">Server: sunshine/1.11 </text:p>
      <text:p text:style-name="P6">Date: Fri, 22 Jul 2011 07:59:52 GMT </text:p>
      <text:p text:style-name="P6">Session: 17618</text:p>
      <text:p text:style-name="P6"/>
      <text:p text:style-name="P6">至此VLC能够正常播放接收到的264视频流。</text:p>
      <text:p text:style-name="P6"/>
      <text:p text:style-name="Preformatted_20_Text"><text:span text:style-name="T3">当VLC发送</text:span><text:span text:style-name="T24">TERADOWN</text:span><text:span text:style-name="T3">命令关闭时：</text:span></text:p>
      <text:p text:style-name="P6">TEARDOWN rtsp://192.168.245.96/test.264/ RTSP/1.0 </text:p>
      <text:p text:style-name="P6">CSeq: 6 </text:p>
      <text:p text:style-name="P6">User-Agent: LibVLC/1.1.8 (LIVE555 Streaming Media v2011.01.06) </text:p>
      <text:p text:style-name="P6"><text:soft-page-break/>Session: 17618</text:p>
      <text:p text:style-name="P6"/>
      <text:p text:style-name="P6">服务器处理流程如下：</text:p>
      <text:p text:style-name="P6">先解析出CSeq和Session对应的值；</text:p>
      <text:p text:style-name="Preformatted_20_Text"><text:span text:style-name="T3">再调用</text:span><text:span text:style-name="T3">send_teardown_reply</text:span><text:span text:style-name="T3">向客户端发回响应信息；</text:span></text:p>
      <text:p text:style-name="Preformatted_20_Text"><text:span text:style-name="T3">再调用</text:span><text:span text:style-name="T3">RtpDelete</text:span><text:span text:style-name="T3">释放</text:span><text:span text:style-name="T15">rtp_session</text:span><text:span text:style-name="T3">-&gt;</text:span><text:span text:style-name="T15">hndRtp</text:span><text:span text:style-name="T3">的资源；</text:span></text:p>
      <text:p text:style-name="Preformatted_20_Text"><text:span text:style-name="T3">调用</text:span><text:span text:style-name="T3">schedule_remove删除sched 队列中</text:span><text:span text:style-name="T15">rtp_session</text:span><text:span text:style-name="T3">-&gt;</text:span><text:span text:style-name="T15">sched_id</text:span><text:span text:style-name="T3">成员；</text:span></text:p>
      <text:p text:style-name="P6">再g_s32DoPlay--，减少正在播放的客户端数目，如果g_s32DoPlay为零，则停止发送；</text:p>
      <text:p text:style-name="P6">服务器向客户端发返回的响应信息为：</text:p>
      <text:p text:style-name="P6">RTSP/1.0 200 OK </text:p>
      <text:p text:style-name="P6">CSeq: 6 </text:p>
      <text:p text:style-name="P6">Server: sunshine/1.11 </text:p>
      <text:p text:style-name="P6">Date: Fri, 22 Jul 2011 09:59:47 GMT </text:p>
      <text:p text:style-name="P6">Session: 17618</text:p>
      <text:p text:style-name="P6"/>
      <text:p text:style-name="P6"/>
      <text:p text:style-name="P6">至此所有服务器对客户端的命令解析完成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3T11:27:59</dc:date>
    <dc:creator>ubuntu </dc:creator>
    <meta:generator>OpenOffice.org/3.2$Linux OpenOffice.org_project/320m12$Build-9483</meta:generator>
    <meta:editing-duration>PT04H35M32S</meta:editing-duration>
    <meta:editing-cycles>16</meta:editing-cycles>
    <meta:document-statistic meta:table-count="0" meta:image-count="0" meta:object-count="0" meta:page-count="4" meta:paragraph-count="135" meta:word-count="1442" meta:character-count="5718"/>
  </office:meta>
</office:document-meta>
</file>